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8cm" svg:stroke-color="#000000" draw:stroke-linejoin="miter" svg:stroke-linecap="butt" draw:fill="none" fo:padding-top="0.019cm" fo:padding-bottom="0.019cm" fo:padding-left="0.019cm" fo:padding-right="0.019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0.9cm" draw:shadow="hidden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.6cm" fo:min-width="0.3cm" draw:shadow="visible"/>
    </style:style>
    <style:style style:name="gr5" style:family="graphic" style:parent-style-name="standard">
      <style:graphic-properties svg:stroke-color="#ed1c24" draw:fill-color="#ed1c24" draw:textarea-horizontal-align="justify" draw:textarea-vertical-align="middle" draw:auto-grow-height="false" fo:min-height="0.6cm" fo:min-width="0.3cm" draw:shadow="visibl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3465a4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T1" style:family="text">
      <style:text-properties fo:color="#000000" style:font-name="Liberation Serif" fo:font-size="10pt" style:font-size-asian="10pt" style:font-name-complex="Liberation Serif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76cm" svg:height="3.161cm" svg:x="0.155cm" svg:y="0.121cm" svg:viewBox="0 0 12761 3162" draw:points="0,1582 0,0 12761,0 12761,3162 0,3162">
          <text:p/>
        </draw:polygon>
        <draw:line draw:style-name="gr1" draw:text-style-name="P1" draw:layer="layout" svg:x1="3.333cm" svg:y1="0.104cm" svg:x2="3.333cm" svg:y2="2.502cm">
          <text:p/>
        </draw:line>
        <draw:line draw:style-name="gr1" draw:text-style-name="P1" draw:layer="layout" svg:x1="6.533cm" svg:y1="0.104cm" svg:x2="6.533cm" svg:y2="2.502cm">
          <text:p/>
        </draw:line>
        <draw:line draw:style-name="gr1" draw:text-style-name="P1" draw:layer="layout" svg:x1="9.736cm" svg:y1="0.104cm" svg:x2="9.736cm" svg:y2="2.502cm">
          <text:p/>
        </draw:line>
        <draw:polygon draw:style-name="gr1" draw:text-style-name="P1" draw:layer="layout" svg:width="0.36cm" svg:height="0.561cm" svg:x="0.754cm" svg:y="0.721cm" svg:viewBox="0 0 361 562" draw:points="0,283 0,0 361,0 361,562 0,562">
          <text:p/>
        </draw:polygon>
        <draw:polygon draw:style-name="gr1" draw:text-style-name="P1" draw:layer="layout" svg:width="0.36cm" svg:height="0.561cm" svg:x="2.356cm" svg:y="0.922cm" svg:viewBox="0 0 361 562" draw:points="0,279 0,0 361,0 361,562 0,562">
          <text:p/>
        </draw:polygon>
        <draw:path draw:style-name="gr1" draw:text-style-name="P1" draw:layer="layout" svg:width="0.36cm" svg:height="0.36cm" svg:x="7.556cm" svg:y="1.123cm" svg:viewBox="0 0 361 361" svg:d="M361 181c0-103-81-181-180-181-100 0-181 78-181 181 0 99 81 180 181 180 99 0 180-81 180-180z">
          <text:p/>
        </draw:path>
        <draw:polyline draw:style-name="gr1" draw:text-style-name="P1" draw:layer="layout" svg:width="0.201cm" svg:height="0.603cm" svg:x="7.535cm" svg:y="1.501cm" svg:viewBox="0 0 202 604" draw:points="202,0 202,403 0,604 202,403">
          <text:p/>
        </draw:polyline>
        <draw:line draw:style-name="gr1" draw:text-style-name="P1" draw:layer="layout" svg:x1="7.736cm" svg:y1="1.903cm" svg:x2="7.938cm" svg:y2="2.105cm">
          <text:p/>
        </draw:line>
        <draw:line draw:style-name="gr1" draw:text-style-name="P1" draw:layer="layout" svg:x1="7.535cm" svg:y1="1.702cm" svg:x2="7.933cm" svg:y2="1.702cm">
          <text:p/>
        </draw:line>
        <draw:frame draw:style-name="gr2" draw:text-style-name="P3" draw:layer="layout" svg:width="1.17cm" svg:height="0.39cm" svg:x="4.3cm" svg:y="0.199cm">
          <draw:text-box>
            <text:p text:style-name="P2"><text:span text:style-name="T1">Office 2</text:span></text:p>
          </draw:text-box>
        </draw:frame>
        <draw:frame draw:style-name="gr2" draw:text-style-name="P3" draw:layer="layout" svg:width="1.17cm" svg:height="0.39cm" svg:x="1.101cm" svg:y="0.199cm">
          <draw:text-box>
            <text:p text:style-name="P2"><text:span text:style-name="T1">Office 1</text:span></text:p>
          </draw:text-box>
        </draw:frame>
        <draw:frame draw:style-name="gr2" draw:text-style-name="P3" draw:layer="layout" svg:width="1.12cm" svg:height="0.39cm" svg:x="7.299cm" svg:y="0.199cm">
          <draw:text-box>
            <text:p text:style-name="P2"><text:span text:style-name="T1">Kitchen</text:span></text:p>
          </draw:text-box>
        </draw:frame>
        <draw:frame draw:style-name="gr2" draw:text-style-name="P3" draw:layer="layout" svg:width="1.065cm" svg:height="0.39cm" svg:x="10.499cm" svg:y="0.199cm">
          <draw:text-box>
            <text:p text:style-name="P2"><text:span text:style-name="T1">Library</text:span></text:p>
          </draw:text-box>
        </draw:frame>
        <draw:custom-shape draw:style-name="gr3" draw:text-style-name="P4" draw:layer="layout" svg:width="0.9cm" svg:height="1cm" svg:x="0.4cm" svg:y="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1cm" svg:x="0.4cm" svg:y="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1cm" svg:x="2.1cm" svg:y="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3cm" svg:height="0.6cm" svg:x="4.1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3cm" svg:height="0.6cm" svg:x="5.2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997cm" fo:page-height="3.3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22T15:47:39.253701920</dc:date>
    <meta:editing-duration>PT6M28S</meta:editing-duration>
    <meta:editing-cycles>1</meta:editing-cycles>
    <meta:document-statistic meta:object-count="19"/>
    <meta:generator>LibreOffice/6.0.4.2$Linux_X86_64 LibreOffice_project/ffd98959f75c3d4df93843a2fb47af8ab67746fd</meta:generator>
  </office:meta>
</office:document-meta>
</file>